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9cd65" officeooo:paragraph-rsid="00336c92"/>
    </style:style>
    <style:style style:name="P2" style:family="paragraph" style:parent-style-name="Standard">
      <style:text-properties style:font-name="Arial" style:text-underline-style="solid" style:text-underline-width="auto" style:text-underline-color="font-color" officeooo:rsid="001995c7" officeooo:paragraph-rsid="001995c7"/>
    </style:style>
    <style:style style:name="P3" style:family="paragraph" style:parent-style-name="Standard">
      <style:text-properties style:font-name="Arial" style:text-underline-style="solid" style:text-underline-width="auto" style:text-underline-color="font-color" officeooo:rsid="001995c7" officeooo:paragraph-rsid="003435b4"/>
    </style:style>
    <style:style style:name="P4" style:family="paragraph" style:parent-style-name="Standard">
      <style:text-properties style:font-name="Arial" style:text-underline-style="solid" style:text-underline-width="auto" style:text-underline-color="font-color" officeooo:rsid="001995c7" officeooo:paragraph-rsid="00365da8"/>
    </style:style>
    <style:style style:name="P5" style:family="paragraph" style:parent-style-name="Standard">
      <style:text-properties style:font-name="Arial" style:text-underline-style="solid" style:text-underline-width="auto" style:text-underline-color="font-color" officeooo:rsid="003c005d" officeooo:paragraph-rsid="003c005d"/>
    </style:style>
    <style:style style:name="P6" style:family="paragraph" style:parent-style-name="Standard">
      <style:text-properties style:font-name="Arial" style:text-underline-style="none" officeooo:rsid="0023dce6" officeooo:paragraph-rsid="0024d83e"/>
    </style:style>
    <style:style style:name="P7" style:family="paragraph" style:parent-style-name="Standard">
      <style:text-properties style:font-name="Arial" style:text-underline-style="none" officeooo:rsid="001995c7" officeooo:paragraph-rsid="003435b4"/>
    </style:style>
    <style:style style:name="P8" style:family="paragraph" style:parent-style-name="Standard">
      <style:text-properties style:font-name="Arial" style:text-underline-style="none" officeooo:rsid="0019cd65" officeooo:paragraph-rsid="003435b4"/>
    </style:style>
    <style:style style:name="P9" style:family="paragraph" style:parent-style-name="Standard">
      <style:text-properties style:font-name="Arial" style:text-underline-style="none" officeooo:rsid="0034f753" officeooo:paragraph-rsid="003c1342"/>
    </style:style>
    <style:style style:name="P10" style:family="paragraph" style:parent-style-name="Standard">
      <style:text-properties style:font-name="Arial" style:text-underline-style="none" fo:font-weight="bold" officeooo:rsid="002341ed" officeooo:paragraph-rsid="002341ed" style:font-weight-asian="bold" style:font-weight-complex="bold"/>
    </style:style>
    <style:style style:name="P11" style:family="paragraph" style:parent-style-name="Standard">
      <style:text-properties style:font-name="Arial" officeooo:paragraph-rsid="00428358"/>
    </style:style>
    <style:style style:name="P12" style:family="paragraph" style:parent-style-name="Standard">
      <style:text-properties officeooo:paragraph-rsid="004301ec"/>
    </style:style>
    <style:style style:name="P13" style:family="paragraph" style:parent-style-name="Standard">
      <style:paragraph-properties fo:margin-left="0cm" fo:margin-right="0cm" fo:margin-top="0cm" fo:margin-bottom="0.247cm" loext:contextual-spacing="false" fo:line-height="120%" fo:text-indent="-1.131cm" style:auto-text-indent="false">
        <style:tab-stops/>
      </style:paragraph-properties>
      <style:text-properties style:font-name="Arial1" fo:font-size="10pt" officeooo:paragraph-rsid="00469b5f"/>
    </style:style>
    <style:style style:name="T1" style:family="text">
      <style:text-properties fo:font-style="italic" style:font-style-asian="italic"/>
    </style:style>
    <style:style style:name="T2" style:family="text">
      <style:text-properties fo:font-style="italic" officeooo:rsid="001bbf2c" style:font-style-asian="italic" style:font-style-complex="italic"/>
    </style:style>
    <style:style style:name="T3" style:family="text">
      <style:text-properties fo:font-style="italic" officeooo:rsid="001ca5c2" style:font-style-asian="italic" style:font-style-complex="italic"/>
    </style:style>
    <style:style style:name="T4" style:family="text">
      <style:text-properties fo:font-style="italic" officeooo:rsid="00213c78" style:font-style-asian="italic" style:font-style-complex="italic"/>
    </style:style>
    <style:style style:name="T5" style:family="text">
      <style:text-properties fo:font-style="italic" officeooo:rsid="0021500e" style:font-style-asian="italic" style:font-style-complex="italic"/>
    </style:style>
    <style:style style:name="T6" style:family="text">
      <style:text-properties fo:font-style="italic" officeooo:rsid="001f9a20" style:font-style-asian="italic" style:font-style-complex="italic"/>
    </style:style>
    <style:style style:name="T7" style:family="text">
      <style:text-properties fo:font-style="italic" officeooo:rsid="0019cd65" style:font-style-asian="italic" style:font-style-complex="italic"/>
    </style:style>
    <style:style style:name="T8" style:family="text">
      <style:text-properties fo:font-style="italic" officeooo:rsid="0024d83e" style:font-style-asian="italic" style:font-style-complex="italic"/>
    </style:style>
    <style:style style:name="T9" style:family="text">
      <style:text-properties fo:font-style="italic" officeooo:rsid="003a5380" style:font-style-asian="italic" style:font-style-complex="italic"/>
    </style:style>
    <style:style style:name="T10" style:family="text">
      <style:text-properties fo:font-style="italic" officeooo:rsid="003c005d" style:font-style-asian="italic" style:font-style-complex="italic"/>
    </style:style>
    <style:style style:name="T11" style:family="text">
      <style:text-properties fo:font-style="italic" officeooo:rsid="003c1342"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13c78" style:font-style-asian="normal" style:font-style-complex="normal"/>
    </style:style>
    <style:style style:name="T14" style:family="text">
      <style:text-properties fo:font-style="normal" officeooo:rsid="0021500e" style:font-style-asian="normal" style:font-style-complex="normal"/>
    </style:style>
    <style:style style:name="T15" style:family="text">
      <style:text-properties fo:font-style="normal" officeooo:rsid="0023dce6" style:font-style-asian="normal" style:font-style-complex="normal"/>
    </style:style>
    <style:style style:name="T16" style:family="text">
      <style:text-properties fo:font-style="normal" officeooo:rsid="0024d83e" style:font-style-asian="normal" style:font-style-complex="normal"/>
    </style:style>
    <style:style style:name="T17" style:family="text">
      <style:text-properties fo:font-style="normal" officeooo:rsid="002f18b0" style:font-style-asian="normal" style:font-style-complex="normal"/>
    </style:style>
    <style:style style:name="T18" style:family="text">
      <style:text-properties fo:font-style="normal" officeooo:rsid="0030be41" style:font-style-asian="normal" style:font-style-complex="normal"/>
    </style:style>
    <style:style style:name="T19" style:family="text">
      <style:text-properties fo:font-style="normal" officeooo:rsid="00336c92" style:font-style-asian="normal" style:font-style-complex="normal"/>
    </style:style>
    <style:style style:name="T20" style:family="text">
      <style:text-properties fo:font-style="normal" officeooo:rsid="003435b4" style:font-style-asian="normal" style:font-style-complex="normal"/>
    </style:style>
    <style:style style:name="T21" style:family="text">
      <style:text-properties fo:font-style="normal" officeooo:rsid="00201a60" style:font-style-asian="normal" style:font-style-complex="normal"/>
    </style:style>
    <style:style style:name="T22" style:family="text">
      <style:text-properties fo:font-style="normal" officeooo:rsid="001f9a20" style:font-style-asian="normal" style:font-style-complex="normal"/>
    </style:style>
    <style:style style:name="T23" style:family="text">
      <style:text-properties fo:font-style="normal" officeooo:rsid="0019cd65" style:font-style-asian="normal" style:font-style-complex="normal"/>
    </style:style>
    <style:style style:name="T24" style:family="text">
      <style:text-properties fo:font-style="normal" officeooo:rsid="003732d8" style:font-style-asian="normal" style:font-style-complex="normal"/>
    </style:style>
    <style:style style:name="T25" style:family="text">
      <style:text-properties fo:font-style="normal" officeooo:rsid="003a5380" style:font-style-asian="normal" style:font-style-complex="normal"/>
    </style:style>
    <style:style style:name="T26" style:family="text">
      <style:text-properties fo:font-style="normal" officeooo:rsid="003c005d" style:font-style-asian="normal" style:font-style-complex="normal"/>
    </style:style>
    <style:style style:name="T27" style:family="text">
      <style:text-properties fo:font-style="normal" officeooo:rsid="003c1342" style:font-style-asian="normal" style:font-style-complex="normal"/>
    </style:style>
    <style:style style:name="T28" style:family="text">
      <style:text-properties fo:font-style="normal" officeooo:rsid="003ff024" style:font-style-asian="normal" style:font-style-complex="normal"/>
    </style:style>
    <style:style style:name="T29" style:family="text">
      <style:text-properties fo:font-style="normal" officeooo:rsid="0040ed6c" style:font-style-asian="normal" style:font-style-complex="normal"/>
    </style:style>
    <style:style style:name="T30" style:family="text">
      <style:text-properties fo:font-style="normal" officeooo:rsid="00428358" style:font-style-asian="normal" style:font-style-complex="normal"/>
    </style:style>
    <style:style style:name="T31" style:family="text">
      <style:text-properties fo:font-style="normal" officeooo:rsid="004301ec" style:font-style-asian="normal" style:font-style-complex="normal"/>
    </style:style>
    <style:style style:name="T32" style:family="text">
      <style:text-properties fo:font-style="normal" officeooo:rsid="0046032b" style:font-style-asian="normal" style:font-style-complex="normal"/>
    </style:style>
    <style:style style:name="T33" style:family="text">
      <style:text-properties style:font-name="Arial" officeooo:rsid="0019cd65"/>
    </style:style>
    <style:style style:name="T34" style:family="text">
      <style:text-properties style:font-name="Arial" officeooo:rsid="001bbf2c"/>
    </style:style>
    <style:style style:name="T35" style:family="text">
      <style:text-properties style:font-name="Arial" fo:font-style="normal" officeooo:rsid="001bbf2c" style:font-style-asian="normal" style:font-style-complex="normal"/>
    </style:style>
    <style:style style:name="T36" style:family="text">
      <style:text-properties style:font-name="Arial" fo:font-style="normal" officeooo:rsid="001ca5c2" style:font-style-asian="normal" style:font-style-complex="normal"/>
    </style:style>
    <style:style style:name="T37" style:family="text">
      <style:text-properties style:font-name="Arial" fo:font-style="normal" officeooo:rsid="0019cd65" style:font-style-asian="normal" style:font-style-complex="normal"/>
    </style:style>
    <style:style style:name="T38" style:family="text">
      <style:text-properties style:font-name="Arial" fo:font-style="normal" officeooo:rsid="001f9a20" style:font-style-asian="normal" style:font-style-complex="normal"/>
    </style:style>
    <style:style style:name="T39" style:family="text">
      <style:text-properties style:font-name="Arial" fo:font-style="normal" officeooo:rsid="00201a60" style:font-style-asian="normal" style:font-style-complex="normal"/>
    </style:style>
    <style:style style:name="T40" style:family="text">
      <style:text-properties style:font-name="Arial" fo:font-style="normal" officeooo:rsid="0028df7a" style:font-style-asian="normal" style:font-style-complex="normal"/>
    </style:style>
    <style:style style:name="T41" style:family="text">
      <style:text-properties style:font-name="Arial" fo:font-style="normal" officeooo:rsid="003435b4" style:font-style-asian="normal" style:font-style-complex="normal"/>
    </style:style>
    <style:style style:name="T42" style:family="text">
      <style:text-properties style:font-name="Arial" fo:font-style="normal" officeooo:rsid="003e11b9" style:font-style-asian="normal" style:font-style-complex="normal"/>
    </style:style>
    <style:style style:name="T43" style:family="text">
      <style:text-properties style:font-name="Arial" fo:font-style="normal" officeooo:rsid="004301ec" style:font-style-asian="normal" style:font-style-complex="normal"/>
    </style:style>
    <style:style style:name="T44" style:family="text">
      <style:text-properties style:font-name="Arial" fo:font-style="normal" style:text-underline-style="none" officeooo:rsid="00201a60" style:font-style-asian="normal" style:font-style-complex="normal"/>
    </style:style>
    <style:style style:name="T45" style:family="text">
      <style:text-properties style:font-name="Arial" fo:font-style="normal" style:text-underline-style="none" officeooo:rsid="001f9a20" style:font-style-asian="normal" style:font-style-complex="normal"/>
    </style:style>
    <style:style style:name="T46" style:family="text">
      <style:text-properties style:font-name="Arial" officeooo:rsid="001ca5c2"/>
    </style:style>
    <style:style style:name="T47" style:family="text">
      <style:text-properties style:font-name="Arial" fo:font-style="italic" officeooo:rsid="0019cd65" style:font-style-asian="italic" style:font-style-complex="italic"/>
    </style:style>
    <style:style style:name="T48" style:family="text">
      <style:text-properties style:font-name="Arial" fo:font-style="italic" officeooo:rsid="001ca5c2" style:font-style-asian="italic" style:font-style-complex="italic"/>
    </style:style>
    <style:style style:name="T49" style:family="text">
      <style:text-properties style:font-name="Arial" fo:font-style="italic" officeooo:rsid="001f9a20" style:font-style-asian="italic" style:font-style-complex="italic"/>
    </style:style>
    <style:style style:name="T50" style:family="text">
      <style:text-properties style:font-name="Arial" officeooo:rsid="00254b06"/>
    </style:style>
    <style:style style:name="T51" style:family="text">
      <style:text-properties style:font-name="Arial" officeooo:rsid="002700f5"/>
    </style:style>
    <style:style style:name="T52" style:family="text">
      <style:text-properties style:font-name="Arial" officeooo:rsid="002ad123"/>
    </style:style>
    <style:style style:name="T53" style:family="text">
      <style:text-properties officeooo:rsid="00213c78"/>
    </style:style>
    <style:style style:name="T54" style:family="text">
      <style:text-properties officeooo:rsid="0024d83e"/>
    </style:style>
    <style:style style:name="T55" style:family="text">
      <style:text-properties style:text-position="0% 100%" fo:font-style="italic" officeooo:rsid="001f9a20" style:font-style-asian="italic" style:font-style-complex="italic"/>
    </style:style>
    <style:style style:name="T56" style:family="text">
      <style:text-properties style:text-position="0% 100%" style:font-name="Arial" fo:font-style="normal" officeooo:rsid="001f9a20" style:font-style-asian="normal" style:font-style-complex="normal"/>
    </style:style>
    <style:style style:name="T57" style:family="text">
      <style:text-properties style:text-position="0% 100%" style:font-name="Arial" fo:font-style="normal" officeooo:rsid="004301ec" style:font-style-asian="normal" style:font-style-complex="normal"/>
    </style:style>
    <style:style style:name="T58" style:family="text">
      <style:text-properties style:text-position="0% 100%" fo:font-style="normal" officeooo:rsid="003c005d" style:font-style-asian="normal" style:font-style-complex="normal"/>
    </style:style>
    <style:style style:name="T59" style:family="text">
      <style:text-properties style:text-position="0% 100%" fo:font-style="normal" officeooo:rsid="001f9a20" style:font-style-asian="normal" style:font-style-complex="normal"/>
    </style:style>
    <style:style style:name="T60" style:family="text">
      <style:text-properties style:text-position="0% 100%" fo:font-style="normal" officeooo:rsid="003a5380" style:font-style-asian="normal" style:font-style-complex="normal"/>
    </style:style>
    <style:style style:name="T61" style:family="text">
      <style:text-properties style:text-position="0% 100%" fo:font-style="normal" officeooo:rsid="0030be41" style:font-style-asian="normal" style:font-style-complex="normal"/>
    </style:style>
    <style:style style:name="T62" style:family="text">
      <style:text-properties style:text-position="33% 100%" style:font-name="Arial" fo:font-style="normal" officeooo:rsid="001f9a20" style:font-style-asian="normal" style:font-style-complex="normal"/>
    </style:style>
    <style:style style:name="T63" style:family="text">
      <style:text-properties style:text-position="33% 100%" style:font-name="Arial" fo:font-style="normal" officeooo:rsid="004301ec" style:font-style-asian="normal" style:font-style-complex="normal"/>
    </style:style>
    <style:style style:name="T64" style:family="text">
      <style:text-properties style:text-position="33% 100%" fo:font-style="normal" officeooo:rsid="001f9a20" style:font-style-asian="normal" style:font-style-complex="normal"/>
    </style:style>
    <style:style style:name="T65" style:family="text">
      <style:text-properties style:text-position="33% 100%" fo:font-style="normal" officeooo:rsid="003a5380" style:font-style-asian="normal" style:font-style-complex="normal"/>
    </style:style>
    <style:style style:name="T66" style:family="text">
      <style:text-properties style:text-position="33% 100%" fo:font-style="normal" officeooo:rsid="0030be41" style:font-style-asian="normal" style:font-style-complex="normal"/>
    </style:style>
    <style:style style:name="T67" style:family="text">
      <style:text-properties style:text-position="33% 58%" style:font-name="Arial" fo:font-style="normal" officeooo:rsid="001f9a20" style:font-style-asian="normal" style:font-style-complex="normal"/>
    </style:style>
    <style:style style:name="T68" style:family="text">
      <style:text-properties style:text-position="33% 58%" style:font-name="Arial" fo:font-style="normal" officeooo:rsid="004301ec" style:font-style-asian="normal" style:font-style-complex="normal"/>
    </style:style>
    <style:style style:name="T69" style:family="text">
      <style:text-properties style:text-position="33% 58%" fo:font-style="normal" officeooo:rsid="003c005d" style:font-style-asian="normal" style:font-style-complex="normal"/>
    </style:style>
    <style:style style:name="T70" style:family="text">
      <style:text-properties style:text-position="33% 58%" fo:font-style="normal" officeooo:rsid="001f9a20" style:font-style-asian="normal" style:font-style-complex="normal"/>
    </style:style>
    <style:style style:name="T71" style:family="text">
      <style:text-properties style:text-position="33% 58%" fo:font-style="normal" officeooo:rsid="003a5380" style:font-style-asian="normal" style:font-style-complex="normal"/>
    </style:style>
    <style:style style:name="T72" style:family="text">
      <style:text-properties style:text-position="33% 58%" fo:font-style="normal" officeooo:rsid="0030be41" style:font-style-asian="normal" style:font-style-complex="normal"/>
    </style:style>
    <style:style style:name="T73" style:family="text">
      <style:text-properties style:text-position="0% 58%" style:font-name="Arial" fo:font-style="normal" officeooo:rsid="004301ec" style:font-style-asian="normal" style:font-style-complex="normal"/>
    </style:style>
    <style:style style:name="T74" style:family="text">
      <style:text-properties style:text-position="0% 58%" fo:font-style="normal" officeooo:rsid="001f9a20" style:font-style-asian="normal" style:font-style-complex="normal"/>
    </style:style>
    <style:style style:name="T75" style:family="text">
      <style:text-properties fo:font-weight="bold" style:font-weight-asian="bold"/>
    </style:style>
    <style:style style:name="T76" style:family="text">
      <style:text-properties officeooo:rsid="00469b5f"/>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4">Grant </text:span>Application to BBSRC and MRC</text:p>
      <text:p text:style-name="P4">Summary:</text:p>
      <text:p text:style-name="P9"><text:span text:style-name="T7">M</text:span><text:span text:style-name="T2">ycobacteria</text:span><text:span text:style-name="T7"> tuberculosis </text:span><text:span text:style-name="T26">is</text:span><text:span text:style-name="T24"> </text:span><text:span text:style-name="T26">one </text:span><text:span text:style-name="T24">of the most </text:span><text:span text:style-name="T26">bad-named</text:span><text:span text:style-name="T24"> </text:span><text:span text:style-name="T26">bacteria</text:span><text:span text:style-name="T24"> </text:span><text:span text:style-name="T26">for the deadly disease it caused in human. Emergence of the multi-drug resistant strains of the pathogen is calling for novel therapies urgently. One possible route is to employ </text:span><text:span text:style-name="T10">Mycobacteriophage</text:span><text:span text:style-name="T26">, a natural consumer of the pathogen, to kill the bacteria but previous efforts have been hampered by a lack of knowledge in bacterial immune system and in </text:span><text:span text:style-name="T10">Mycobacteriophage </text:span><text:span text:style-name="T26">diversity</text:span><text:reference-mark-start text:name="ADDIN CSL_CITATION {&quot;citationItems&quot;: [{&quot;itemData&quot;: {&quot;issued&quot;: {&quot;date-parts&quot;: [[&quot;2014&quot;]]}, &quot;ISSN&quot;: &quot;15537374&quot;, &quot;ISBN&quot;: &quot;1553-7374 (Electronic)\\r1553-7366 (Linking)&quot;, &quot;PMID&quot;: &quot;24651299&quot;, &quot;title&quot;: &quot;Mycobacteriophages: Windows into Tuberculosis&quot;, &quot;DOI&quot;: &quot;10.1371/journal.ppat.1003953&quot;, &quot;id&quot;: &quot;ITEM-1&quot;, &quot;container-title&quot;: &quot;PLoS Pathogens&quot;, &quot;type&quot;: &quot;article-journal&quot;, &quot;author&quot;: [{&quot;non-dropping-particle&quot;: &quot;&quot;, &quot;dropping-particle&quot;: &quot;&quot;, &quot;suffix&quot;: &quot;&quot;, &quot;family&quot;: &quot;Hatfull&quot;, &quot;parse-names&quot;: false, &quot;given&quot;: &quot;Graham F.&quot;}]}, &quot;id&quot;: &quot;ITEM-1&quot;, &quot;uris&quot;: [&quot;http://www.mendeley.com/documents/?uuid=cd827430-cefd-34d2-bed3-2b490a9e9eab&quot;]}], &quot;schema&quot;: &quot;https://github.com/citation-style-language/schema/raw/master/csl-citation.json&quot;, &quot;mendeley&quot;: {&quot;formattedCitation&quot;: &quot;&lt;sup&gt;1&lt;/sup&gt;&quot;, &quot;plainTextFormattedCitation&quot;: &quot;1&quot;, &quot;previouslyFormattedCitation&quot;: &quot;&lt;sup&gt;1&lt;/sup&gt;&quot;}, &quot;properties&quot;: {&quot;noteIndex&quot;: 0}} RNDbybYAIyX74"/><text:span text:style-name="T69">1</text:span><text:reference-mark-end text:name="ADDIN CSL_CITATION {&quot;citationItems&quot;: [{&quot;itemData&quot;: {&quot;issued&quot;: {&quot;date-parts&quot;: [[&quot;2014&quot;]]}, &quot;ISSN&quot;: &quot;15537374&quot;, &quot;ISBN&quot;: &quot;1553-7374 (Electronic)\\r1553-7366 (Linking)&quot;, &quot;PMID&quot;: &quot;24651299&quot;, &quot;title&quot;: &quot;Mycobacteriophages: Windows into Tuberculosis&quot;, &quot;DOI&quot;: &quot;10.1371/journal.ppat.1003953&quot;, &quot;id&quot;: &quot;ITEM-1&quot;, &quot;container-title&quot;: &quot;PLoS Pathogens&quot;, &quot;type&quot;: &quot;article-journal&quot;, &quot;author&quot;: [{&quot;non-dropping-particle&quot;: &quot;&quot;, &quot;dropping-particle&quot;: &quot;&quot;, &quot;suffix&quot;: &quot;&quot;, &quot;family&quot;: &quot;Hatfull&quot;, &quot;parse-names&quot;: false, &quot;given&quot;: &quot;Graham F.&quot;}]}, &quot;id&quot;: &quot;ITEM-1&quot;, &quot;uris&quot;: [&quot;http://www.mendeley.com/documents/?uuid=cd827430-cefd-34d2-bed3-2b490a9e9eab&quot;]}], &quot;schema&quot;: &quot;https://github.com/citation-style-language/schema/raw/master/csl-citation.json&quot;, &quot;mendeley&quot;: {&quot;formattedCitation&quot;: &quot;&lt;sup&gt;1&lt;/sup&gt;&quot;, &quot;plainTextFormattedCitation&quot;: &quot;1&quot;, &quot;previouslyFormattedCitation&quot;: &quot;&lt;sup&gt;1&lt;/sup&gt;&quot;}, &quot;properties&quot;: {&quot;noteIndex&quot;: 0}} RNDbybYAIyX74"/><text:span text:style-name="T26">⁠. We seek to address these problems </text:span><text:span text:style-name="T27">by analysing the bacterial immune system in </text:span><text:span text:style-name="T7">M</text:span><text:span text:style-name="T2">. </text:span><text:span text:style-name="T11">bovis, </text:span><text:span text:style-name="T27">a less pathogenic but related species,</text:span><text:span text:style-name="T26"> </text:span><text:span text:style-name="T27">with the aid of the newly sequenced phage genomes.</text:span></text:p>
      <text:p text:style-name="P5"><text:span text:style-name="T26"/></text:p>
      <text:p text:style-name="P2">Background and Importance:</text:p>
      <text:p text:style-name="P12"><text:span text:style-name="T33">Tuberculosis is </text:span><text:span text:style-name="T34">a </text:span><text:span text:style-name="T51">contagious </text:span><text:span text:style-name="T34">pulmonary disease </text:span><text:span text:style-name="T35">affect</text:span><text:span text:style-name="T40">ing</text:span><text:span text:style-name="T33"> </text:span><text:span text:style-name="T50">10</text:span><text:span text:style-name="T33"> million </text:span><text:span text:style-name="T46">people worldwide, </text:span><text:span text:style-name="T52">o</text:span><text:span text:style-name="T50">f which 2 million died from it.</text:span><text:span text:style-name="T33"> </text:span><text:span text:style-name="T35"><text:s/></text:span><text:span text:style-name="T36">Whereas treatment with antibiotics has been successful, the emergence of multi-antibiotic resistant strains is </text:span><text:span text:style-name="T42">increasingly serious</text:span><text:span text:style-name="T36">. </text:span><text:span text:style-name="T42">Previous proposal of </text:span><text:span text:style-name="T48">Mycobacteriophage</text:span><text:span text:style-name="T42">-based t</text:span><text:span text:style-name="T36">herap</text:span><text:span text:style-name="T38">y </text:span><text:span text:style-name="T42">that employ </text:span><text:span text:style-name="T36">virus </text:span><text:span text:style-name="T42">to kill the</text:span><text:span text:style-name="T36"> bacteria </text:span><text:span text:style-name="T42">specifically has</text:span><text:span text:style-name="T38"> remained impractical in lack of a suitable strain that can infect both </text:span><text:span text:style-name="T48">M. </text:span><text:span text:style-name="T49">Smegmatis </text:span><text:span text:style-name="T38">an</text:span><text:span text:style-name="T38">d</text:span><text:span text:style-name="T49"> </text:span><text:span text:style-name="T48">M.</text:span><text:span text:style-name="T37"> </text:span><text:span text:style-name="T47">tuberculosis </text:span><text:span text:style-name="T38">simultaneously</text:span><text:reference-mark-start text:name="ADDIN CSL_CITATION {&quot;citationItems&quot;: [{&quot;itemData&quot;: {&quot;issued&quot;: {&quot;date-parts&quot;: [[&quot;2014&quot;]]}, &quot;ISSN&quot;: &quot;15537374&quot;, &quot;ISBN&quot;: &quot;1553-7374 (Electronic)\\r1553-7366 (Linking)&quot;, &quot;PMID&quot;: &quot;24651299&quot;, &quot;title&quot;: &quot;Mycobacteriophages: Windows into Tuberculosis&quot;, &quot;DOI&quot;: &quot;10.1371/journal.ppat.1003953&quot;, &quot;id&quot;: &quot;ITEM-1&quot;, &quot;container-title&quot;: &quot;PLoS Pathogens&quot;, &quot;type&quot;: &quot;article-journal&quot;, &quot;author&quot;: [{&quot;non-dropping-particle&quot;: &quot;&quot;, &quot;dropping-particle&quot;: &quot;&quot;, &quot;suffix&quot;: &quot;&quot;, &quot;family&quot;: &quot;Hatfull&quot;, &quot;parse-names&quot;: false, &quot;given&quot;: &quot;Graham F.&quot;}]}, &quot;id&quot;: &quot;ITEM-1&quot;, &quot;uris&quot;: [&quot;http://www.mendeley.com/documents/?uuid=cd827430-cefd-34d2-bed3-2b490a9e9eab&quot;]}], &quot;schema&quot;: &quot;https://github.com/citation-style-language/schema/raw/master/csl-citation.json&quot;, &quot;mendeley&quot;: {&quot;formattedCitation&quot;: &quot;&lt;sup&gt;1&lt;/sup&gt;&quot;, &quot;plainTextFormattedCitation&quot;: &quot;1&quot;, &quot;previouslyFormattedCitation&quot;: &quot;&lt;sup&gt;1&lt;/sup&gt;&quot;}, &quot;properties&quot;: {&quot;noteIndex&quot;: 0}} RNDvaGmq95CO8"/><text:span text:style-name="T67">1</text:span><text:reference-mark-end text:name="ADDIN CSL_CITATION {&quot;citationItems&quot;: [{&quot;itemData&quot;: {&quot;issued&quot;: {&quot;date-parts&quot;: [[&quot;2014&quot;]]}, &quot;ISSN&quot;: &quot;15537374&quot;, &quot;ISBN&quot;: &quot;1553-7374 (Electronic)\\r1553-7366 (Linking)&quot;, &quot;PMID&quot;: &quot;24651299&quot;, &quot;title&quot;: &quot;Mycobacteriophages: Windows into Tuberculosis&quot;, &quot;DOI&quot;: &quot;10.1371/journal.ppat.1003953&quot;, &quot;id&quot;: &quot;ITEM-1&quot;, &quot;container-title&quot;: &quot;PLoS Pathogens&quot;, &quot;type&quot;: &quot;article-journal&quot;, &quot;author&quot;: [{&quot;non-dropping-particle&quot;: &quot;&quot;, &quot;dropping-particle&quot;: &quot;&quot;, &quot;suffix&quot;: &quot;&quot;, &quot;family&quot;: &quot;Hatfull&quot;, &quot;parse-names&quot;: false, &quot;given&quot;: &quot;Graham F.&quot;}]}, &quot;id&quot;: &quot;ITEM-1&quot;, &quot;uris&quot;: [&quot;http://www.mendeley.com/documents/?uuid=cd827430-cefd-34d2-bed3-2b490a9e9eab&quot;]}], &quot;schema&quot;: &quot;https://github.com/citation-style-language/schema/raw/master/csl-citation.json&quot;, &quot;mendeley&quot;: {&quot;formattedCitation&quot;: &quot;&lt;sup&gt;1&lt;/sup&gt;&quot;, &quot;plainTextFormattedCitation&quot;: &quot;1&quot;, &quot;previouslyFormattedCitation&quot;: &quot;&lt;sup&gt;1&lt;/sup&gt;&quot;}, &quot;properties&quot;: {&quot;noteIndex&quot;: 0}} RNDvaGmq95CO8"/><text:span text:style-name="T67">⁠</text:span><text:span text:style-name="T39">. R</text:span><text:span text:style-name="T41">ecent research on </text:span><text:span text:style-name="T44">the wide-spread </text:span><text:span text:style-name="T45">CRISPR/Cas</text:span><text:span text:style-name="T41"> bacterial/</text:span><text:span text:style-name="T43">archeal</text:span><text:span text:style-name="T41"> </text:span><text:span text:style-name="T43">has furthered our</text:span><text:span text:style-name="T41"> </text:span><text:span text:style-name="T43">understanding of bacterial </text:span><text:span text:style-name="T41">immun</text:span><text:span text:style-name="T43">ity towards phage infection</text:span><text:reference-mark-start text:name="ADDIN CSL_CITATION {&quot;citationItems&quot;: [{&quot;itemData&quot;: {&quot;issued&quot;: {&quot;date-parts&quot;: [[&quot;2017&quot;]]}, &quot;type&quot;: &quot;article-journal&quot;, &quot;page&quot;: &quot;49-61&quot;, &quot;title&quot;: &quot;Type III CRISPR-Cas Immunity : Major Differences Brushed Aside&quot;, &quot;DOI&quot;: &quot;10.1016/j.tim.2016.09.012&quot;, &quot;issue&quot;: &quot;1&quot;, &quot;id&quot;: &quot;ITEM-1&quot;, &quot;volume&quot;: &quot;25&quot;, &quot;author&quot;: [{&quot;non-dropping-particle&quot;: &quot;&quot;, &quot;dropping-particle&quot;: &quot;&quot;, &quot;suffix&quot;: &quot;&quot;, &quot;family&quot;: &quot;Tamulaitis&quot;, &quot;parse-names&quot;: false, &quot;given&quot;: &quot;Gintautas&quot;}]}, &quot;id&quot;: &quot;ITEM-1&quot;, &quot;uris&quot;: [&quot;http://www.mendeley.com/documents/?uuid=d7685ed7-ac84-4529-90c0-80be2da75270&quot;]}], &quot;schema&quot;: &quot;https://github.com/citation-style-language/schema/raw/master/csl-citation.json&quot;, &quot;mendeley&quot;: {&quot;formattedCitation&quot;: &quot;&lt;sup&gt;2&lt;/sup&gt;&quot;, &quot;plainTextFormattedCitation&quot;: &quot;2&quot;, &quot;previouslyFormattedCitation&quot;: &quot;&lt;sup&gt;2&lt;/sup&gt;&quot;}, &quot;properties&quot;: {&quot;noteIndex&quot;: 0}} RNDFrVaZfcpCa"/><text:span text:style-name="T68">2</text:span><text:reference-mark-end text:name="ADDIN CSL_CITATION {&quot;citationItems&quot;: [{&quot;itemData&quot;: {&quot;issued&quot;: {&quot;date-parts&quot;: [[&quot;2017&quot;]]}, &quot;type&quot;: &quot;article-journal&quot;, &quot;page&quot;: &quot;49-61&quot;, &quot;title&quot;: &quot;Type III CRISPR-Cas Immunity : Major Differences Brushed Aside&quot;, &quot;DOI&quot;: &quot;10.1016/j.tim.2016.09.012&quot;, &quot;issue&quot;: &quot;1&quot;, &quot;id&quot;: &quot;ITEM-1&quot;, &quot;volume&quot;: &quot;25&quot;, &quot;author&quot;: [{&quot;non-dropping-particle&quot;: &quot;&quot;, &quot;dropping-particle&quot;: &quot;&quot;, &quot;suffix&quot;: &quot;&quot;, &quot;family&quot;: &quot;Tamulaitis&quot;, &quot;parse-names&quot;: false, &quot;given&quot;: &quot;Gintautas&quot;}]}, &quot;id&quot;: &quot;ITEM-1&quot;, &quot;uris&quot;: [&quot;http://www.mendeley.com/documents/?uuid=d7685ed7-ac84-4529-90c0-80be2da75270&quot;]}], &quot;schema&quot;: &quot;https://github.com/citation-style-language/schema/raw/master/csl-citation.json&quot;, &quot;mendeley&quot;: {&quot;formattedCitation&quot;: &quot;&lt;sup&gt;2&lt;/sup&gt;&quot;, &quot;plainTextFormattedCitation&quot;: &quot;2&quot;, &quot;previouslyFormattedCitation&quot;: &quot;&lt;sup&gt;2&lt;/sup&gt;&quot;}, &quot;properties&quot;: {&quot;noteIndex&quot;: 0}} RNDFrVaZfcpCa"/><text:span text:style-name="T43">⁠</text:span><text:span text:style-name="T41">, </text:span><text:span text:style-name="T43">which</text:span><text:span text:style-name="T41"> may </text:span><text:span text:style-name="T43">guide a better attempt in</text:span><text:span text:style-name="T41"> finding a such strain. </text:span></text:p>
      <text:p text:style-name="P1"><text:span text:style-name="T14"/></text:p>
      <text:p text:style-name="P2">Novelty:</text:p>
      <text:p text:style-name="P7"><text:span text:style-name="T23">R</text:span><text:span text:style-name="T22">ecently, an intact type III CRISPR/Cas system has been identified</text:span><text:reference-mark-start text:name="ADDIN CSL_CITATION {&quot;citationItems&quot;: [{&quot;itemData&quot;: {&quot;issued&quot;: {&quot;date-parts&quot;: [[&quot;2012&quot;]]}, &quot;ISSN&quot;: &quot;07302312&quot;, &quot;ISBN&quot;: &quot;1097-4644 (Electronic)\\r0730-2312 (Linking)&quot;, &quot;PMID&quot;: &quot;22396173&quot;, &quot;title&quot;: &quot;Comparative genomic structures of Mycobacterium CRISPR-Cas&quot;, &quot;DOI&quot;: &quot;10.1002/jcb.24121&quot;, &quot;id&quot;: &quot;ITEM-1&quot;, &quot;container-title&quot;: &quot;Journal of Cellular Biochemistry&quot;, &quot;abstract&quot;: &quot;Clustered regularly interspaced short palindromic repeats (CRISPR) are inheritable genetic elements of many archaea and bacteria, conferring acquired immunity against invading nucleic acids. CRISPR might be indicative of the bacterial niche adaptation and evolutionary. Mycobacterium is an important genus occupying diverse niches with profound medical and environmental significance. To present a comparative genomic landscape of the Mycobacterium CRISPR, the feature of mycobacterium CRISPR structures with sequenced complete genomes were bioinformatically analyzed. The results show that CRISPR structures can be found among 14 mycobacteria, and all loci are chromosomally located. Long CRISPRs present in three species, namely M. tuberculosis, M. bovis, and M. avium. Integrated CRISPR-Cas system can only be found in M. tuberculosis and M. bovis, with highly conserved repeat sequences, very short leaders, and promoterless. M. tuberculosis and M. bovis repeat sequences cannot form stable RNA secondary structure, consistent with a Cas6-binding sequence. M. avium repeat sequences can form classical stem-loop structure. A three-step model of M. tuberculosis CRISPR-Cas system action was put forward based on the composition and function of cas genes cluster. M. tuberculosis and M. bovis CRISPRs might interfere with the invading nucleic acids, but have somehow lost the capacity to incorporate new spacers and co-evolve with corresponding mycobacteriophages.&quot;, &quot;type&quot;: &quot;article-journal&quot;, &quot;author&quot;: [{&quot;non-dropping-particle&quot;: &quot;&quot;, &quot;dropping-particle&quot;: &quot;&quot;, &quot;suffix&quot;: &quot;&quot;, &quot;family&quot;: &quot;He&quot;, &quot;parse-names&quot;: false, &quot;given&quot;: &quot;Liming&quot;}, {&quot;non-dropping-particle&quot;: &quot;&quot;, &quot;dropping-particle&quot;: &quot;&quot;, &quot;suffix&quot;: &quot;&quot;, &quot;family&quot;: &quot;Fan&quot;, &quot;parse-names&quot;: false, &quot;given&quot;: &quot;Xiangyu&quot;}, {&quot;non-dropping-particle&quot;: &quot;&quot;, &quot;dropping-particle&quot;: &quot;&quot;, &quot;suffix&quot;: &quot;&quot;, &quot;family&quot;: &quot;Xie&quot;, &quot;parse-names&quot;: false, &quot;given&quot;: &quot;Jianping&quot;}]}, &quot;id&quot;: &quot;ITEM-1&quot;, &quot;uris&quot;: [&quot;http://www.mendeley.com/documents/?uuid=8ab3b210-d046-3a65-943d-dd9cd792dd39&quot;]}], &quot;schema&quot;: &quot;https://github.com/citation-style-language/schema/raw/master/csl-citation.json&quot;, &quot;mendeley&quot;: {&quot;formattedCitation&quot;: &quot;&lt;sup&gt;3&lt;/sup&gt;&quot;, &quot;plainTextFormattedCitation&quot;: &quot;3&quot;, &quot;previouslyFormattedCitation&quot;: &quot;&lt;sup&gt;3&lt;/sup&gt;&quot;}, &quot;properties&quot;: {&quot;noteIndex&quot;: 0}} RNDST6rmnZmuS"/><text:span text:style-name="T70">3</text:span><text:reference-mark-end text:name="ADDIN CSL_CITATION {&quot;citationItems&quot;: [{&quot;itemData&quot;: {&quot;issued&quot;: {&quot;date-parts&quot;: [[&quot;2012&quot;]]}, &quot;ISSN&quot;: &quot;07302312&quot;, &quot;ISBN&quot;: &quot;1097-4644 (Electronic)\\r0730-2312 (Linking)&quot;, &quot;PMID&quot;: &quot;22396173&quot;, &quot;title&quot;: &quot;Comparative genomic structures of Mycobacterium CRISPR-Cas&quot;, &quot;DOI&quot;: &quot;10.1002/jcb.24121&quot;, &quot;id&quot;: &quot;ITEM-1&quot;, &quot;container-title&quot;: &quot;Journal of Cellular Biochemistry&quot;, &quot;abstract&quot;: &quot;Clustered regularly interspaced short palindromic repeats (CRISPR) are inheritable genetic elements of many archaea and bacteria, conferring acquired immunity against invading nucleic acids. CRISPR might be indicative of the bacterial niche adaptation and evolutionary. Mycobacterium is an important genus occupying diverse niches with profound medical and environmental significance. To present a comparative genomic landscape of the Mycobacterium CRISPR, the feature of mycobacterium CRISPR structures with sequenced complete genomes were bioinformatically analyzed. The results show that CRISPR structures can be found among 14 mycobacteria, and all loci are chromosomally located. Long CRISPRs present in three species, namely M. tuberculosis, M. bovis, and M. avium. Integrated CRISPR-Cas system can only be found in M. tuberculosis and M. bovis, with highly conserved repeat sequences, very short leaders, and promoterless. M. tuberculosis and M. bovis repeat sequences cannot form stable RNA secondary structure, consistent with a Cas6-binding sequence. M. avium repeat sequences can form classical stem-loop structure. A three-step model of M. tuberculosis CRISPR-Cas system action was put forward based on the composition and function of cas genes cluster. M. tuberculosis and M. bovis CRISPRs might interfere with the invading nucleic acids, but have somehow lost the capacity to incorporate new spacers and co-evolve with corresponding mycobacteriophages.&quot;, &quot;type&quot;: &quot;article-journal&quot;, &quot;author&quot;: [{&quot;non-dropping-particle&quot;: &quot;&quot;, &quot;dropping-particle&quot;: &quot;&quot;, &quot;suffix&quot;: &quot;&quot;, &quot;family&quot;: &quot;He&quot;, &quot;parse-names&quot;: false, &quot;given&quot;: &quot;Liming&quot;}, {&quot;non-dropping-particle&quot;: &quot;&quot;, &quot;dropping-particle&quot;: &quot;&quot;, &quot;suffix&quot;: &quot;&quot;, &quot;family&quot;: &quot;Fan&quot;, &quot;parse-names&quot;: false, &quot;given&quot;: &quot;Xiangyu&quot;}, {&quot;non-dropping-particle&quot;: &quot;&quot;, &quot;dropping-particle&quot;: &quot;&quot;, &quot;suffix&quot;: &quot;&quot;, &quot;family&quot;: &quot;Xie&quot;, &quot;parse-names&quot;: false, &quot;given&quot;: &quot;Jianping&quot;}]}, &quot;id&quot;: &quot;ITEM-1&quot;, &quot;uris&quot;: [&quot;http://www.mendeley.com/documents/?uuid=8ab3b210-d046-3a65-943d-dd9cd792dd39&quot;]}], &quot;schema&quot;: &quot;https://github.com/citation-style-language/schema/raw/master/csl-citation.json&quot;, &quot;mendeley&quot;: {&quot;formattedCitation&quot;: &quot;&lt;sup&gt;3&lt;/sup&gt;&quot;, &quot;plainTextFormattedCitation&quot;: &quot;3&quot;, &quot;previouslyFormattedCitation&quot;: &quot;&lt;sup&gt;3&lt;/sup&gt;&quot;}, &quot;properties&quot;: {&quot;noteIndex&quot;: 0}} RNDST6rmnZmuS"/><text:span text:style-name="T55">⁠</text:span><text:span text:style-name="T6"> </text:span><text:span text:style-name="T22">in the genome of <text:s/></text:span><text:span text:style-name="T3">M.</text:span><text:span text:style-name="T23"> </text:span><text:span text:style-name="T7">tuberculosis </text:span><text:span text:style-name="T22">and</text:span><text:span text:style-name="T6"> <text:s/></text:span><text:span text:style-name="T3">M.</text:span><text:span text:style-name="T23"> </text:span><text:span text:style-name="T6">bovis, </text:span><text:span text:style-name="T22">the less pathogenic yet biologically closely related strain, </text:span><text:span text:style-name="T21">but not in </text:span><text:span text:style-name="T3">M. </text:span><text:span text:style-name="T6">Smegmatis</text:span><text:span text:style-name="T22">,</text:span><text:span text:style-name="T28"> highlighting the difference between their immune systems. On the other hand, n</text:span><text:span text:style-name="T25">umber of </text:span><text:span text:style-name="T3">Mycobacteriophage </text:span><text:span text:style-name="T25">genomes has exploded from 100 in 2010 to 1360 in 2017</text:span><text:reference-mark-start text:name="ADDIN CSL_CITATION {&quot;citationItems&quot;: [{&quot;itemData&quot;: {&quot;issued&quot;: {&quot;date-parts&quot;: [[&quot;0&quot;]]}, &quot;type&quot;: &quot;webpage&quot;, &quot;URL&quot;: &quot;http://phagesdb.org/hosts/genera/1/&quot;, &quot;title&quot;: &quot;Mycobacteriophage genomes at PhagesDB&quot;, &quot;id&quot;: &quot;ITEM-1&quot;}, &quot;id&quot;: &quot;ITEM-1&quot;, &quot;uris&quot;: [&quot;http://www.mendeley.com/documents/?uuid=d875fdf3-205e-473a-b719-29c1f476e84c&quot;]}], &quot;schema&quot;: &quot;https://github.com/citation-style-language/schema/raw/master/csl-citation.json&quot;, &quot;mendeley&quot;: {&quot;formattedCitation&quot;: &quot;&lt;sup&gt;4&lt;/sup&gt;&quot;, &quot;plainTextFormattedCitation&quot;: &quot;4&quot;, &quot;previouslyFormattedCitation&quot;: &quot;&lt;sup&gt;4&lt;/sup&gt;&quot;}, &quot;properties&quot;: {&quot;noteIndex&quot;: 0}} RNDYwYJPLX4wK"/><text:span text:style-name="T71">4</text:span><text:reference-mark-end text:name="ADDIN CSL_CITATION {&quot;citationItems&quot;: [{&quot;itemData&quot;: {&quot;issued&quot;: {&quot;date-parts&quot;: [[&quot;0&quot;]]}, &quot;type&quot;: &quot;webpage&quot;, &quot;URL&quot;: &quot;http://phagesdb.org/hosts/genera/1/&quot;, &quot;title&quot;: &quot;Mycobacteriophage genomes at PhagesDB&quot;, &quot;id&quot;: &quot;ITEM-1&quot;}, &quot;id&quot;: &quot;ITEM-1&quot;, &quot;uris&quot;: [&quot;http://www.mendeley.com/documents/?uuid=d875fdf3-205e-473a-b719-29c1f476e84c&quot;]}], &quot;schema&quot;: &quot;https://github.com/citation-style-language/schema/raw/master/csl-citation.json&quot;, &quot;mendeley&quot;: {&quot;formattedCitation&quot;: &quot;&lt;sup&gt;4&lt;/sup&gt;&quot;, &quot;plainTextFormattedCitation&quot;: &quot;4&quot;, &quot;previouslyFormattedCitation&quot;: &quot;&lt;sup&gt;4&lt;/sup&gt;&quot;}, &quot;properties&quot;: {&quot;noteIndex&quot;: 0}} RNDYwYJPLX4wK"/><text:span text:style-name="T71">⁠</text:span><text:span text:style-name="T25">, as a result of </text:span><text:span text:style-name="T29">SEA-PHAGES programme</text:span><text:span text:style-name="T25">, </text:span><text:span text:style-name="T16">identif</text:span><text:span text:style-name="T25">ying</text:span><text:span text:style-name="T16"> </text:span><text:span text:style-name="T30">promising </text:span><text:span text:style-name="T16">potential phage target</text:span><text:span text:style-name="T20">s</text:span><text:span text:style-name="T16"> </text:span><text:span text:style-name="T20">for </text:span><text:span text:style-name="T15">native CRISPR/Cas system in </text:span><text:span text:style-name="T7">M. bovis </text:span><text:span text:style-name="T30">(unpublished data)</text:span><text:span text:style-name="T7">. </text:span><text:span text:style-name="T28">These two advances </text:span><text:span text:style-name="T16">warrant a further investigation </text:span><text:span text:style-name="T28">to </text:span><text:span text:style-name="T16">elucidate the immune system of </text:span><text:span text:style-name="T8">M. bovis.</text:span></text:p>
      <text:p text:style-name="P6"><text:span text:style-name="T8"/></text:p>
      <text:p text:style-name="P3">Aims and Objectives:</text:p>
      <text:p text:style-name="P8"><text:span text:style-name="T13">Although genetically identified, the role of </text:span><text:span text:style-name="T16">CRISPR/Cas system </text:span><text:span text:style-name="T13">in</text:span><text:span text:style-name="T4"> Mycobacteria </text:span><text:span text:style-name="T13">remains </text:span><text:span text:style-name="T16">unclear. </text:span><text:span text:style-name="T17">W</text:span><text:span text:style-name="T16">e aim to characterise</text:span><text:span text:style-name="T14"> </text:span><text:span text:style-name="T17">the system and test</text:span><text:span text:style-name="T14"> whether it indeed confers immunity towards targeted phage DNA</text:span><text:span text:style-name="T16">.</text:span><text:span text:style-name="T13"> </text:span><text:span text:style-name="T14">The conclusion may then be mapped to </text:span><text:span text:style-name="T8">M. </text:span><text:span text:style-name="T5">tuberculosis </text:span><text:span text:style-name="T14">given the strong similarity between their </text:span><text:span text:style-name="T16">CRISPR/Cas system</text:span><text:span text:style-name="T14">s. Additionally, we aim to construct a recombinant strain of </text:span><text:span text:style-name="T3">M. </text:span><text:span text:style-name="T6">Smegmatis </text:span><text:span text:style-name="T14">with a mentioned </text:span><text:span text:style-name="T16">CRISPR/Cas </text:span><text:span text:style-name="T14">system functionally integrated to mimic the immune system of </text:span><text:span text:style-name="T8">M. bovi</text:span><text:span text:style-name="T5">s, </text:span><text:span text:style-name="T16">in order to enable rapid and safe experiments in the future.</text:span><text:span text:style-name="T5"> </text:span></text:p>
      <text:p text:style-name="P8"><text:span text:style-name="T15"/></text:p>
      <text:p text:style-name="P2">Methods:</text:p>
      <text:p text:style-name="P11"><text:span text:style-name="T53">We aim to test the functionality of the mentioned CRISPR/Cas system in </text:span><text:span text:style-name="T7">M. bovis </text:span><text:span text:style-name="T14">with </text:span><text:span text:style-name="T18">both </text:span><text:span text:style-name="T17">phage challenging </text:span><text:span text:style-name="T31">assay</text:span><text:span text:style-name="T17"> and plasmid challenging </text:span><text:span text:style-name="T31">assay, </text:span><text:span text:style-name="T17">in native strains and </text:span><text:span text:style-name="T31">in</text:span><text:span text:style-name="T17"> </text:span><text:span text:style-name="T18">those</text:span><text:span text:style-name="T17"> with knockout</text:span><text:span text:style-name="T18">s</text:span><text:span text:style-name="T17"> of CRISPR/Cas system. </text:span><text:span text:style-name="T31">A</text:span><text:span text:style-name="T17"> </text:span><text:span text:style-name="T19">functional CRISPR/Cas </text:span><text:span text:style-name="T31">should </text:span><text:span text:style-name="T19">reject phage/plasmid in a sequence specific fashion. </text:span><text:span text:style-name="T25">The used target sequence will be produced from a bioinformatic analysis </text:span><text:span text:style-name="T32">to</text:span><text:span text:style-name="T25"> identif</text:span><text:span text:style-name="T9">y </text:span><text:span text:style-name="T25">conserved proto-spacers.</text:span><text:span text:style-name="T19"> </text:span><text:span text:style-name="T18">If successful, we then seek to integrate this </text:span><text:span text:style-name="T17">CRISPR/Cas system </text:span><text:span text:style-name="T18">into </text:span><text:span text:style-name="T3">M. </text:span><text:span text:style-name="T6">Smegmatis, </text:span><text:span text:style-name="T18">and test for its functionality more extensively.</text:span><text:span text:style-name="T6"> </text:span><text:span text:style-name="T32">G</text:span><text:span text:style-name="T19">ene editing </text:span><text:span text:style-name="T32">is</text:span><text:span text:style-name="T19"> conducted with</text:span><text:span text:style-name="T18"> integration-proficient vectors</text:span><text:reference-mark-start text:name="ADDIN CSL_CITATION {&quot;citationItems&quot;: [{&quot;itemData&quot;: {&quot;issued&quot;: {&quot;date-parts&quot;: [[&quot;2012&quot;]]}, &quot;ISSN&quot;: &quot;00653527&quot;, &quot;ISBN&quot;: &quot;9780123946218&quot;, &quot;author&quot;: [{&quot;non-dropping-particle&quot;: &quot;&quot;, &quot;dropping-particle&quot;: &quot;&quot;, &quot;suffix&quot;: &quot;&quot;, &quot;family&quot;: &quot;Hatfull&quot;, &quot;parse-names&quot;: false, &quot;given&quot;: &quot;Graham F.&quot;}], &quot;container-title&quot;: &quot;Advances in Virus Research&quot;, &quot;type&quot;: &quot;book&quot;, &quot;abstract&quot;: &quot;The study of mycobacteriophages provides insights into viral diversity and evolution, as well as the genetics and physiology of their pathogenic hosts. Genomic characterization of 80 mycobacteriophages reveals a high degree of genetic diversity and an especially rich reservoir of interesting genes. These include a vast number of genes of unknown function that do not match known database entries and many genes whose functions can be predicted but which are not typically found as components of phage genomes. Thus many mysteries surround these genomes, such as why the genes are there, what do they do, how are they expressed and regulated, how do they influence the physiology of the host bacterium, and what forces of evolution directed them to their genomic homes? Although the genetic diversity and novelty of these phages is full of intrigue, it is a godsend for the mycobacterial geneticist, presenting an abundantly rich toolbox that can be exploited to devise new and effective ways for understanding the genetics and physiology of human tuberculosis. As the number of sequenced genomes continues to grow, their mysteries continue to thicken, and the time has come to learn more about the secret lives of mycobacteriophages. ?? 2012 Elsevier Inc.&quot;, &quot;number-of-pages&quot;: &quot;179-288&quot;, &quot;publisher&quot;: &quot;Elsevier Inc.&quot;, &quot;PMID&quot;: &quot;22420855&quot;, &quot;title&quot;: &quot;The Secret Lives of Mycobacteriophages&quot;, &quot;DOI&quot;: &quot;10.1016/B978-0-12-394621-8.00015-7&quot;, &quot;edition&quot;: &quot;1&quot;, &quot;id&quot;: &quot;ITEM-1&quot;, &quot;volume&quot;: &quot;82&quot;}, &quot;id&quot;: &quot;ITEM-1&quot;, &quot;uris&quot;: [&quot;http://www.mendeley.com/documents/?uuid=c009e4f2-9b67-434d-96ed-c95bfd00cda5&quot;]}], &quot;schema&quot;: &quot;https://github.com/citation-style-language/schema/raw/master/csl-citation.json&quot;, &quot;mendeley&quot;: {&quot;formattedCitation&quot;: &quot;&lt;sup&gt;5&lt;/sup&gt;&quot;, &quot;plainTextFormattedCitation&quot;: &quot;5&quot;}, &quot;properties&quot;: {&quot;noteIndex&quot;: 0}} RNDRhGvJ5npkN"/><text:span text:style-name="T72">5</text:span><text:reference-mark-end text:name="ADDIN CSL_CITATION {&quot;citationItems&quot;: [{&quot;itemData&quot;: {&quot;issued&quot;: {&quot;date-parts&quot;: [[&quot;2012&quot;]]}, &quot;ISSN&quot;: &quot;00653527&quot;, &quot;ISBN&quot;: &quot;9780123946218&quot;, &quot;author&quot;: [{&quot;non-dropping-particle&quot;: &quot;&quot;, &quot;dropping-particle&quot;: &quot;&quot;, &quot;suffix&quot;: &quot;&quot;, &quot;family&quot;: &quot;Hatfull&quot;, &quot;parse-names&quot;: false, &quot;given&quot;: &quot;Graham F.&quot;}], &quot;container-title&quot;: &quot;Advances in Virus Research&quot;, &quot;type&quot;: &quot;book&quot;, &quot;abstract&quot;: &quot;The study of mycobacteriophages provides insights into viral diversity and evolution, as well as the genetics and physiology of their pathogenic hosts. Genomic characterization of 80 mycobacteriophages reveals a high degree of genetic diversity and an especially rich reservoir of interesting genes. These include a vast number of genes of unknown function that do not match known database entries and many genes whose functions can be predicted but which are not typically found as components of phage genomes. Thus many mysteries surround these genomes, such as why the genes are there, what do they do, how are they expressed and regulated, how do they influence the physiology of the host bacterium, and what forces of evolution directed them to their genomic homes? Although the genetic diversity and novelty of these phages is full of intrigue, it is a godsend for the mycobacterial geneticist, presenting an abundantly rich toolbox that can be exploited to devise new and effective ways for understanding the genetics and physiology of human tuberculosis. As the number of sequenced genomes continues to grow, their mysteries continue to thicken, and the time has come to learn more about the secret lives of mycobacteriophages. ?? 2012 Elsevier Inc.&quot;, &quot;number-of-pages&quot;: &quot;179-288&quot;, &quot;publisher&quot;: &quot;Elsevier Inc.&quot;, &quot;PMID&quot;: &quot;22420855&quot;, &quot;title&quot;: &quot;The Secret Lives of Mycobacteriophages&quot;, &quot;DOI&quot;: &quot;10.1016/B978-0-12-394621-8.00015-7&quot;, &quot;edition&quot;: &quot;1&quot;, &quot;id&quot;: &quot;ITEM-1&quot;, &quot;volume&quot;: &quot;82&quot;}, &quot;id&quot;: &quot;ITEM-1&quot;, &quot;uris&quot;: [&quot;http://www.mendeley.com/documents/?uuid=c009e4f2-9b67-434d-96ed-c95bfd00cda5&quot;]}], &quot;schema&quot;: &quot;https://github.com/citation-style-language/schema/raw/master/csl-citation.json&quot;, &quot;mendeley&quot;: {&quot;formattedCitation&quot;: &quot;&lt;sup&gt;5&lt;/sup&gt;&quot;, &quot;plainTextFormattedCitation&quot;: &quot;5&quot;}, &quot;properties&quot;: {&quot;noteIndex&quot;: 0}} RNDRhGvJ5npkN"/><text:span text:style-name="T18">⁠. </text:span><text:span text:style-name="T20">Experiments with </text:span><text:span text:style-name="T7">M. bovis </text:span><text:span text:style-name="T20">will be done in category 2 facility.</text:span></text:p>
      <text:p text:style-name="P11"><text:span text:style-name="T20"/></text:p>
      <text:section text:style-name="Sect1" text:name="ADDIN Mendeley Bibliography CSL_BIBLIOGRAPHY  RNDXIBTFBNRRf">
        <text:p text:style-name="P13">1.<text:tab/><text:span text:style-name="T76">1. </text:span>Hatfull, G. F. Mycobacteriophages: Windows into Tuberculosis. <text:span text:style-name="T1">PLoS Pathog.</text:span> (2014). doi:10.1371/journal.ppat.1003953<text:line-break/>2.Tamulaitis, G. Type III CRISPR-Cas Immunity : Major Differences Brushed Aside. <text:span text:style-name="T75">25,</text:span> 49–61 (2017).<text:line-break/>3.He, L., Fan, X. &amp; Xie, J. Comparative genomic structures of Mycobacterium CRISPR-Cas. <text:span text:style-name="T1">J. Cell. Biochem.</text:span> (2012). doi:10.1002/jcb.24121<text:line-break/>4.Mycobacteriophage genomes at PhagesDB. Available at: http://phagesdb.org/hosts/genera/1/. <text:line-break/>5.Hatfull, G. F. <text:span text:style-name="T1">The Secret Lives of Mycobacteriophages</text:span>. <text:span text:style-name="T1">Advances in Virus Research</text:span> <text:span text:style-name="T75">82,</text:span> (Elsevier Inc.,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4:17:35.156563300</meta:creation-date>
    <dc:date>2017-03-15T21:58:30.729547848</dc:date>
    <meta:editing-duration>PT1H12M56S</meta:editing-duration>
    <meta:editing-cycles>22</meta:editing-cycles>
    <meta:generator>LibreOffice/5.1.6.2$Linux_X86_64 LibreOffice_project/10m0$Build-2</meta:generator>
    <meta:document-statistic meta:table-count="0" meta:image-count="0" meta:object-count="0" meta:page-count="1" meta:paragraph-count="12" meta:word-count="550" meta:character-count="3792" meta:non-whitespace-character-count="3250"/>
    <meta:user-defined meta:name="Mendeley Citation Style_1">http://www.zotero.org/styles/nature</meta:user-defined>
    <meta:user-defined meta:name="Mendeley Document_1">True</meta:user-defined>
    <meta:user-defined meta:name="Mendeley Unique User Id_1">ff82dce2-791b-3f1b-9ce8-abeed2f328aa</meta:user-defined>
  </office:meta>
</office:document-meta>
</file>